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745ADEE3.png"/>
  <manifest:file-entry manifest:media-type="image/png" manifest:full-path="Pictures/1000000000000008000000080D55B567.png"/>
  <manifest:file-entry manifest:media-type="" manifest:full-path="Pictures/20000036000067D300004D8C6E8A1811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Courier New" svg:font-family="'Courier New'" style:font-family-generic="modern"/>
    <style:font-face style:name="Arial2" svg:font-family="Arial" style:font-family-generic="swiss"/>
    <style:font-face style:name="Cascadia Mono ExtraLight" svg:font-family="'Cascadia Mono ExtraLight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3" style:family="paragraph" style:parent-style-name="Standard">
      <style:paragraph-properties fo:text-align="center" style:justify-single-word="false"/>
      <style:text-properties fo:font-size="30pt" fo:language="none" fo:country="none" style:font-size-asian="30pt" style:language-asian="none" style:country-asian="none" style:font-size-complex="3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69">
      <style:paragraph-properties fo:text-align="justify" style:justify-single-word="false"/>
    </style:style>
    <style:style style:name="P6" style:family="paragraph" style:parent-style-name="Standard" style:list-style-name="WW8Num38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L4">
      <style:paragraph-properties fo:text-align="justify" style:justify-single-word="false"/>
    </style:style>
    <style:style style:name="P10" style:family="paragraph" style:parent-style-name="Standard" style:list-style-name="L5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WW8Num38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30pt" style:font-size-asian="30pt" style:font-size-complex="30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none" draw:fill="bitmap" draw:fill-color="#000000" draw:fill-image-name="Bitmape_20_1" draw:fill-image-width="0cm" draw:fill-image-height="0cm" style:repeat="repeat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bitmap" draw:fill-color="#000000" draw:fill-image-name="Bitmape_20_2" draw:fill-image-width="0cm" draw:fill-image-height="0cm" style:repeat="repeat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.085cm" svg:stroke-color="#000000" draw:stroke-linejoin="round" svg:stroke-linecap="square" draw:fill="solid" draw:fill-color="#ffcc99" draw:opacity="100%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85cm" svg:stroke-color="#000000" draw:stroke-linejoin="round" svg:stroke-linecap="square" draw:fill="solid" draw:fill-color="#ffff99" draw:opacity="100%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085cm" svg:stroke-color="#000000" draw:stroke-linejoin="round" svg:stroke-linecap="square" draw:fill="solid" draw:fill-color="#ccffcc" draw:opacity="100%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solid" svg:stroke-width="0.085cm" svg:stroke-color="#000000" draw:stroke-linejoin="round" svg:stroke-linecap="square" draw:fill="solid" draw:fill-color="#ccffff" draw:opacity="100%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1" style:family="graphic">
      <style:graphic-properties draw:stroke="solid" svg:stroke-width="0.085cm" svg:stroke-color="#000000" draw:stroke-linejoin="round" svg:stroke-linecap="square" draw:fill="solid" draw:fill-color="#00ccff" draw:opacity="100%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2" style:family="graphic">
      <style:graphic-properties draw:stroke="solid" svg:stroke-width="0.085cm" svg:stroke-color="#000000" draw:stroke-linejoin="round" svg:stroke-linecap="square" draw:fill="solid" draw:fill-color="#99cc00" draw:opacity="100%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3" style:family="graphic">
      <style:graphic-properties draw:stroke="solid" svg:stroke-width="0.085cm" svg:stroke-color="#000000" draw:stroke-linejoin="round" svg:stroke-linecap="square" draw:fill="solid" draw:fill-color="#ff0000" draw:opacity="100%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/>
      <text:p text:style-name="P2"/>
      <text:p text:style-name="P2"/>
      <text:p text:style-name="P2"/>
      <text:p text:style-name="P2"/>
      <text:p text:style-name="P2">Writing a Project Narrative</text:p>
      <text:p text:style-name="P2"/>
      <text:p text:style-name="P2"/>
      <text:p text:style-name="P3"><draw:g text:anchor-type="as-char" svg:y="0cm" draw:z-index="0" draw:style-name="gr1"><draw:rect draw:style-name="gr2" draw:text-style-name="P19" svg:width="4.903cm" svg:height="4.68cm" svg:x="0cm" svg:y="0cm"><text:p/></draw:rect><draw:frame draw:style-name="gr3" draw:text-style-name="P19" svg:width="2.71cm" svg:height="2.024cm" svg:x="1.039cm" svg:y="1.337cm"><draw:image xlink:href="Pictures/20000036000067D300004D8C6E8A1811.wmf" xlink:type="simple" xlink:show="embed" xlink:actuate="onLoad"><text:p/></draw:image></draw:frame><draw:g draw:style-name="gr4"><draw:custom-shape draw:style-name="gr5" draw:text-style-name="P20" svg:width="1.779cm" svg:height="1.675cm" svg:x="0.453cm" svg:y="0.12cm"><text:p/><draw:enhanced-geometry svg:viewBox="0 0 949 831" draw:type="non-primitive" draw:enhanced-path="M 0 660  L 5 651  L 10 643  L 15 634  L 20 626  L 24 621  L 29 617  L 34 608  L 39 600  L 44 591  L 49 583  L 53 578  L 58 574  L 63 566  L 68 557  L 73 548  L 78 540  L 82 531  L 87 523  L 97 514  L 107 506  L 111 497  L 116 488  L 121 484  L 126 480  L 136 471  L 145 463  L 150 454  L 155 446  L 165 437  L 174 428  L 179 420  L 184 411  L 194 407  L 203 403  L 213 394  L 223 386  L 228 377  L 232 368  L 242 360  L 252 351  L 262 347  L 271 343  L 276 334  L 281 326  L 291 321  L 300 317  L 310 309  L 320 300  L 329 296  L 339 291  L 349 283  L 358 274  L 368 270  L 378 266  L 387 257  L 397 249  L 407 240  L 416 231  L 431 227  L 445 223  L 455 214  L 465 206  L 479 201  L 494 197  L 504 189  L 513 180  L 528 176  L 542 171  L 552 167  L 562 163  L 571 159  L 581 154  L 591 150  L 600 146  L 562 73  L 523 0  L 736 107  L 949 214  L 891 433  L 833 651  L 799 587  L 765 523  L 755 531  L 746 540  L 731 544  L 716 548  L 702 557  L 687 566  L 673 574  L 658 583  L 644 591  L 629 600  L 620 608  L 610 617  L 595 626  L 581 634  L 571 643  L 562 651  L 552 660  L 542 668  L 533 681  L 523 694  L 513 703  L 504 711  L 494 724  L 484 737  L 474 746  L 465 754  L 460 767  L 455 780  L 445 788  L 436 797  L 431 806  L 426 814  L 421 823  L 416 831  L 208 746  L 0 660  Z N"/></draw:custom-shape><draw:custom-shape draw:style-name="gr5" draw:text-style-name="P20" svg:width="1.779cm" svg:height="1.675cm" svg:x="0.453cm" svg:y="0.12cm"><text:p/><draw:enhanced-geometry svg:viewBox="0 0 949 831" draw:type="non-primitive" draw:enhanced-path="M 0 660  L 10 643  L 20 626  L 29 617  L 39 600  L 49 583  L 58 574  L 68 557  L 78 540  L 87 523  L 107 506  L 116 488  L 126 480  L 145 463  L 155 446  L 174 428  L 184 411  L 203 403  L 223 386  L 232 368  L 252 351  L 271 343  L 281 326  L 300 317  L 320 300  L 339 291  L 358 274  L 378 266  L 397 249  L 416 231  L 445 223  L 465 206  L 494 197  L 513 180  L 542 171  L 562 163  L 581 154  L 600 146  L 523 0  L 949 214  L 833 651  L 765 523  L 746 540  L 716 548  L 687 566  L 658 583  L 629 600  L 610 617  L 581 634  L 562 651  L 542 668  L 523 694  L 504 711  L 484 737  L 465 754  L 455 780  L 436 797  L 426 814  L 416 831  L 0 660  Z N"/></draw:custom-shape><draw:custom-shape draw:style-name="gr6" draw:text-style-name="P20" svg:width="1.781cm" svg:height="1.676cm" svg:x="0.434cm" svg:y="0.102cm"><text:p/><draw:enhanced-geometry svg:viewBox="0 0 949 832" draw:type="non-primitive" draw:enhanced-path="M 0 660  L 5 652  L 10 643  L 15 635  L 20 626  L 25 622  L 30 617  L 34 609  L 39 600  L 44 592  L 49 583  L 54 579  L 59 575  L 63 566  L 68 557  L 73 549  L 78 540  L 83 532  L 88 523  L 97 515  L 107 506  L 112 497  L 117 489  L 121 485  L 126 480  L 136 472  L 146 463  L 151 455  L 155 446  L 165 437  L 175 429  L 180 420  L 184 412  L 194 407  L 204 403  L 213 395  L 223 386  L 228 377  L 233 369  L 242 360  L 252 352  L 262 347  L 272 343  L 276 335  L 281 326  L 291 322  L 301 318  L 310 309  L 320 300  L 330 296  L 339 292  L 349 283  L 359 275  L 368 270  L 378 266  L 388 258  L 397 249  L 407 240  L 417 232  L 431 228  L 446 223  L 455 215  L 465 206  L 480 202  L 494 198  L 504 189  L 514 180  L 528 176  L 543 172  L 552 168  L 562 163  L 572 159  L 581 155  L 591 150  L 601 146  L 562 73  L 523 0  L 736 108  L 949 215  L 891 433  L 833 652  L 799 587  L 765 523  L 756 532  L 746 540  L 731 545  L 717 549  L 702 557  L 688 566  L 673 575  L 659 583  L 644 592  L 630 600  L 620 609  L 610 617  L 596 626  L 581 635  L 572 643  L 562 652  L 552 660  L 543 669  L 533 682  L 523 695  L 514 703  L 504 712  L 494 725  L 484 737  L 475 746  L 465 755  L 460 767  L 455 780  L 446 789  L 436 797  L 431 806  L 426 815  L 422 823  L 417 832  L 209 746  L 0 660  Z N"/></draw:custom-shape><draw:custom-shape draw:style-name="gr7" draw:text-style-name="P20" svg:width="1.779cm" svg:height="1.675cm" svg:x="0.453cm" svg:y="0.12cm"><text:p/><draw:enhanced-geometry svg:viewBox="0 0 949 831" draw:type="non-primitive" draw:enhanced-path="M 0 660  L 10 643  L 20 626  L 29 617  L 39 600  L 49 583  L 58 574  L 68 557  L 78 540  L 87 523  L 107 506  L 116 488  L 126 480  L 145 463  L 155 446  L 174 428  L 184 411  L 203 403  L 223 386  L 232 368  L 252 351  L 271 343  L 281 326  L 300 317  L 320 300  L 339 291  L 358 274  L 378 266  L 397 249  L 416 231  L 445 223  L 465 206  L 494 197  L 513 180  L 542 171  L 562 163  L 581 154  L 600 146  L 523 0  L 949 214  L 833 651  L 765 523  L 746 540  L 716 548  L 687 566  L 658 583  L 629 600  L 610 617  L 581 634  L 562 651  L 542 668  L 523 694  L 504 711  L 484 737  L 465 754  L 455 780  L 436 797  L 426 814  L 416 831  L 0 660  Z N"/></draw:custom-shape><draw:custom-shape draw:style-name="gr5" draw:text-style-name="P20" svg:width="1.56cm" svg:height="1.865cm" svg:x="0.018cm" svg:y="1.312cm"><text:p/><draw:enhanced-geometry svg:viewBox="0 0 832 926" draw:type="non-primitive" draw:enhanced-path="M 832 377  L 726 339  L 619 300  L 615 309  L 610 317  L 610 326  L 610 335  L 605 347  L 600 360  L 600 369  L 600 377  L 595 390  L 590 403  L 590 412  L 590 420  L 585 433  L 581 446  L 581 459  L 581 472  L 581 485  L 581 497  L 581 519  L 581 540  L 581 553  L 581 566  L 581 574  L 581 583  L 581 596  L 581 609  L 585 622  L 590 634  L 590 643  L 590 652  L 595 664  L 600 677  L 605 690  L 610 703  L 411 814  L 213 926  L 208 913  L 203 900  L 198 892  L 193 883  L 189 874  L 184 866  L 184 853  L 184 840  L 179 832  L 174 823  L 169 814  L 164 806  L 164 797  L 164 789  L 160 780  L 155 772  L 155 763  L 155 754  L 150 742  L 145 729  L 145 720  L 145 712  L 140 699  L 135 686  L 135 677  L 135 669  L 131 656  L 126 643  L 126 630  L 126 617  L 126 604  L 126 592  L 126 583  L 126 574  L 126 562  L 126 549  L 126 536  L 126 523  L 126 506  L 126 489  L 126 476  L 126 463  L 126 450  L 126 437  L 126 429  L 126 420  L 126 407  L 126 395  L 131 382  L 135 369  L 135 356  L 135 343  L 140 335  L 145 326  L 145 309  L 145 292  L 150 283  L 155 275  L 160 262  L 164 249  L 164 236  L 164 223  L 169 215  L 174 206  L 179 193  L 184 180  L 189 163  L 193 146  L 97 112  L 0 77  L 261 39  L 523 0  L 677 189  L 832 377  Z N"/></draw:custom-shape><draw:custom-shape draw:style-name="gr5" draw:text-style-name="P20" svg:width="1.56cm" svg:height="1.865cm" svg:x="0.018cm" svg:y="1.312cm"><text:p/><draw:enhanced-geometry svg:viewBox="0 0 832 926" draw:type="non-primitive" draw:enhanced-path="M 832 377  L 619 300  L 610 317  L 610 335  L 600 360  L 600 377  L 590 403  L 590 420  L 581 446  L 581 472  L 581 497  L 581 540  L 581 566  L 581 583  L 581 609  L 590 634  L 590 652  L 600 677  L 610 703  L 213 926  L 203 900  L 193 883  L 184 866  L 184 840  L 174 823  L 164 806  L 164 789  L 155 772  L 155 754  L 145 729  L 145 712  L 135 686  L 135 669  L 126 643  L 126 617  L 126 592  L 126 574  L 126 549  L 126 523  L 126 489  L 126 463  L 126 437  L 126 420  L 126 395  L 135 369  L 135 343  L 145 326  L 145 292  L 155 275  L 164 249  L 164 223  L 174 206  L 184 180  L 193 146  L 0 77  L 523 0  L 832 377  Z N"/></draw:custom-shape><draw:custom-shape draw:style-name="gr6" draw:text-style-name="P20" svg:width="1.562cm" svg:height="1.863cm" svg:x="0cm" svg:y="1.296cm"><text:p/><draw:enhanced-geometry svg:viewBox="0 0 833 925" draw:type="non-primitive" draw:enhanced-path="M 833 377  L 726 338  L 620 300  L 615 308  L 610 317  L 610 325  L 610 334  L 605 347  L 600 360  L 600 368  L 600 377  L 595 390  L 591 403  L 591 411  L 591 420  L 586 433  L 581 445  L 581 458  L 581 471  L 581 484  L 581 497  L 581 518  L 581 540  L 581 552  L 581 565  L 581 574  L 581 582  L 581 595  L 581 608  L 586 621  L 591 634  L 591 642  L 591 651  L 595 664  L 600 677  L 605 690  L 610 702  L 412 814  L 213 925  L 208 912  L 203 900  L 199 891  L 194 882  L 189 874  L 184 865  L 184 852  L 184 840  L 179 831  L 174 822  L 170 814  L 165 805  L 165 797  L 165 788  L 160 780  L 155 771  L 155 762  L 155 754  L 150 741  L 145 728  L 145 720  L 145 711  L 141 698  L 136 685  L 136 677  L 136 668  L 131 655  L 126 642  L 126 630  L 126 617  L 126 604  L 126 591  L 126 582  L 126 574  L 126 561  L 126 548  L 126 535  L 126 523  L 126 505  L 126 488  L 126 475  L 126 463  L 126 450  L 126 437  L 126 428  L 126 420  L 126 407  L 126 394  L 131 381  L 136 368  L 136 355  L 136 343  L 141 334  L 145 325  L 145 308  L 145 291  L 150 283  L 155 274  L 160 261  L 165 248  L 165 235  L 165 223  L 170 214  L 174 205  L 179 193  L 184 180  L 189 163  L 194 145  L 97 111  L 0 77  L 262 38  L 523 0  L 678 188  L 833 377  Z N"/></draw:custom-shape><draw:custom-shape draw:style-name="gr8" draw:text-style-name="P20" svg:width="1.56cm" svg:height="1.865cm" svg:x="0.018cm" svg:y="1.312cm"><text:p/><draw:enhanced-geometry svg:viewBox="0 0 832 926" draw:type="non-primitive" draw:enhanced-path="M 832 377  L 619 300  L 610 317  L 610 335  L 600 360  L 600 377  L 590 403  L 590 420  L 581 446  L 581 472  L 581 497  L 581 540  L 581 566  L 581 583  L 581 609  L 590 634  L 590 652  L 600 677  L 610 703  L 213 926  L 203 900  L 193 883  L 184 866  L 184 840  L 174 823  L 164 806  L 164 789  L 155 772  L 155 754  L 145 729  L 145 712  L 135 686  L 135 669  L 126 643  L 126 617  L 126 592  L 126 574  L 126 549  L 126 523  L 126 489  L 126 463  L 126 437  L 126 420  L 126 395  L 135 369  L 135 343  L 145 326  L 145 292  L 155 275  L 164 249  L 164 223  L 174 206  L 184 180  L 193 146  L 0 77  L 523 0  L 832 377  Z N"/></draw:custom-shape><draw:custom-shape draw:style-name="gr5" draw:text-style-name="P20" svg:width="1.779cm" svg:height="1.588cm" svg:x="0.092cm" svg:y="2.66cm"><text:p/><draw:enhanced-geometry svg:viewBox="0 0 948 788" draw:type="non-primitive" draw:enhanced-path="M 755 788  L 745 784  L 735 780  L 726 780  L 716 780  L 706 775  L 697 771  L 692 767  L 687 762  L 677 758  L 667 754  L 658 750  L 648 745  L 638 741  L 629 737  L 624 732  L 619 728  L 609 720  L 600 711  L 585 707  L 571 702  L 566 698  L 561 694  L 551 685  L 542 677  L 532 672  L 522 668  L 513 660  L 503 651  L 498 647  L 493 642  L 484 634  L 474 625  L 464 621  L 455 617  L 445 608  L 435 600  L 425 591  L 416 583  L 411 578  L 406 574  L 396 565  L 387 557  L 382 548  L 377 540  L 367 535  L 358 531  L 353 523  L 348 514  L 338 505  L 329 497  L 324 488  L 319 480  L 309 471  L 300 463  L 290 454  L 280 445  L 275 433  L 271 420  L 261 411  L 251 403  L 246 394  L 242 385  L 232 373  L 222 360  L 217 347  L 213 334  L 208 325  L 203 317  L 198 308  L 193 300  L 188 291  L 183 283  L 92 317  L 0 351  L 150 175  L 300 0  L 551 17  L 803 34  L 701 77  L 600 120  L 605 128  L 609 137  L 619 150  L 629 163  L 634 175  L 638 188  L 653 201  L 667 214  L 672 227  L 677 240  L 692 248  L 706 257  L 716 270  L 726 283  L 735 291  L 745 300  L 755 308  L 764 317  L 774 325  L 784 334  L 798 343  L 813 351  L 822 360  L 832 368  L 842 373  L 851 377  L 866 385  L 880 394  L 895 403  L 909 411  L 919 415  L 929 420  L 939 424  L 948 428  L 851 608  L 755 788  Z N"/></draw:custom-shape><draw:custom-shape draw:style-name="gr5" draw:text-style-name="P20" svg:width="1.779cm" svg:height="1.588cm" svg:x="0.092cm" svg:y="2.66cm"><text:p/><draw:enhanced-geometry svg:viewBox="0 0 948 788" draw:type="non-primitive" draw:enhanced-path="M 755 788  L 735 780  L 716 780  L 697 771  L 687 762  L 667 754  L 648 745  L 629 737  L 619 728  L 600 711  L 571 702  L 561 694  L 542 677  L 522 668  L 503 651  L 493 642  L 474 625  L 455 617  L 435 600  L 416 583  L 406 574  L 387 557  L 377 540  L 358 531  L 348 514  L 329 497  L 319 480  L 300 463  L 280 445  L 271 420  L 251 403  L 242 385  L 222 360  L 213 334  L 203 317  L 193 300  L 183 283  L 0 351  L 300 0  L 803 34  L 600 120  L 609 137  L 629 163  L 638 188  L 667 214  L 677 240  L 706 257  L 726 283  L 745 300  L 764 317  L 784 334  L 813 351  L 832 368  L 851 377  L 880 394  L 909 411  L 929 420  L 948 428  L 755 788  Z N"/></draw:custom-shape><draw:custom-shape draw:style-name="gr6" draw:text-style-name="P20" svg:width="1.781cm" svg:height="1.59cm" svg:x="0.072cm" svg:y="2.642cm"><text:p/><draw:enhanced-geometry svg:viewBox="0 0 949 789" draw:type="non-primitive" draw:enhanced-path="M 755 789  L 745 784  L 736 780  L 726 780  L 716 780  L 707 776  L 697 771  L 692 767  L 687 763  L 677 759  L 668 754  L 658 750  L 648 746  L 639 741  L 629 737  L 624 733  L 619 729  L 610 720  L 600 711  L 586 707  L 571 703  L 566 699  L 561 694  L 552 686  L 542 677  L 532 673  L 523 669  L 513 660  L 503 651  L 498 647  L 494 643  L 484 634  L 474 626  L 465 622  L 455 617  L 445 609  L 435 600  L 426 592  L 416 583  L 411 579  L 406 574  L 397 566  L 387 557  L 382 549  L 377 540  L 368 536  L 358 532  L 353 523  L 348 514  L 339 506  L 329 497  L 324 489  L 319 480  L 310 472  L 300 463  L 290 454  L 281 446  L 276 433  L 271 420  L 261 412  L 252 403  L 247 394  L 242 386  L 232 373  L 223 360  L 218 347  L 213 334  L 208 326  L 203 317  L 198 309  L 193 300  L 189 292  L 184 283  L 92 317  L 0 352  L 150 176  L 300 0  L 552 17  L 803 34  L 702 77  L 600 120  L 605 129  L 610 137  L 619 150  L 629 163  L 634 176  L 639 189  L 653 202  L 668 214  L 673 227  L 677 240  L 692 249  L 707 257  L 716 270  L 726 283  L 736 292  L 745 300  L 755 309  L 765 317  L 774 326  L 784 334  L 798 343  L 813 352  L 823 360  L 832 369  L 842 373  L 852 377  L 866 386  L 881 394  L 895 403  L 910 412  L 919 416  L 929 420  L 939 424  L 949 429  L 852 609  L 755 789  Z N"/></draw:custom-shape><draw:custom-shape draw:style-name="gr9" draw:text-style-name="P20" svg:width="1.779cm" svg:height="1.588cm" svg:x="0.092cm" svg:y="2.66cm"><text:p/><draw:enhanced-geometry svg:viewBox="0 0 948 788" draw:type="non-primitive" draw:enhanced-path="M 755 788  L 735 780  L 716 780  L 697 771  L 687 762  L 667 754  L 648 745  L 629 737  L 619 728  L 600 711  L 571 702  L 561 694  L 542 677  L 522 668  L 503 651  L 493 642  L 474 625  L 455 617  L 435 600  L 416 583  L 406 574  L 387 557  L 377 540  L 358 531  L 348 514  L 329 497  L 319 480  L 300 463  L 280 445  L 271 420  L 251 403  L 242 385  L 222 360  L 213 334  L 203 317  L 193 300  L 183 283  L 0 351  L 300 0  L 803 34  L 600 120  L 609 137  L 629 163  L 638 188  L 667 214  L 677 240  L 706 257  L 726 283  L 745 300  L 764 317  L 784 334  L 813 351  L 832 368  L 851 377  L 880 394  L 909 411  L 929 420  L 948 428  L 755 788  Z N"/></draw:custom-shape><draw:custom-shape draw:style-name="gr5" draw:text-style-name="P20" svg:width="1.906cm" svg:height="1.467cm" svg:x="1.434cm" svg:y="3.212cm"><text:p/><draw:enhanced-geometry svg:viewBox="0 0 1016 728" draw:type="non-primitive" draw:enhanced-path="M 406 0  L 363 94  L 319 189  L 329 193  L 339 197  L 348 197  L 358 197  L 368 201  L 377 206  L 392 210  L 406 214  L 416 214  L 426 214  L 440 219  L 455 223  L 465 223  L 474 223  L 489 223  L 503 223  L 518 227  L 532 231  L 561 231  L 590 231  L 600 227  L 610 223  L 624 223  L 639 223  L 653 223  L 668 223  L 678 219  L 687 214  L 702 214  L 716 214  L 731 210  L 745 206  L 760 201  L 774 197  L 895 373  L 1016 548  L 1007 553  L 997 557  L 982 561  L 968 566  L 958 570  L 949 574  L 939 578  L 929 583  L 920 583  L 910 583  L 900 587  L 890 591  L 881 591  L 871 591  L 861 596  L 852 600  L 837 600  L 823 600  L 813 604  L 803 608  L 789 608  L 774 608  L 765 613  L 755 617  L 740 617  L 726 617  L 716 621  L 707 626  L 692 626  L 678 626  L 663 626  L 648 626  L 634 626  L 619 626  L 605 626  L 590 626  L 576 626  L 561 626  L 547 626  L 532 626  L 513 626  L 494 626  L 484 626  L 474 626  L 460 626  L 445 626  L 435 626  L 426 626  L 406 621  L 387 617  L 377 617  L 368 617  L 353 613  L 339 608  L 324 608  L 310 608  L 300 604  L 290 600  L 276 596  L 261 591  L 247 591  L 232 591  L 218 587  L 203 583  L 193 578  L 184 574  L 164 570  L 145 566  L 106 647  L 68 728  L 34 497  L 0 266  L 203 133  L 406 0  Z N"/></draw:custom-shape><draw:custom-shape draw:style-name="gr5" draw:text-style-name="P20" svg:width="1.906cm" svg:height="1.467cm" svg:x="1.434cm" svg:y="3.212cm"><text:p/><draw:enhanced-geometry svg:viewBox="0 0 1016 728" draw:type="non-primitive" draw:enhanced-path="M 406 0  L 319 189  L 339 197  L 358 197  L 377 206  L 406 214  L 426 214  L 455 223  L 474 223  L 503 223  L 532 231  L 590 231  L 610 223  L 639 223  L 668 223  L 687 214  L 716 214  L 745 206  L 774 197  L 1016 548  L 997 557  L 968 566  L 949 574  L 929 583  L 910 583  L 890 591  L 871 591  L 852 600  L 823 600  L 803 608  L 774 608  L 755 617  L 726 617  L 707 626  L 678 626  L 648 626  L 619 626  L 590 626  L 561 626  L 532 626  L 494 626  L 474 626  L 445 626  L 426 626  L 387 617  L 368 617  L 339 608  L 310 608  L 290 600  L 261 591  L 232 591  L 203 583  L 184 574  L 145 566  L 68 728  L 0 266  L 406 0  Z N"/></draw:custom-shape><draw:custom-shape draw:style-name="gr6" draw:text-style-name="P20" svg:width="1.908cm" svg:height="1.47cm" svg:x="1.415cm" svg:y="3.194cm"><text:p/><draw:enhanced-geometry svg:viewBox="0 0 1017 729" draw:type="non-primitive" draw:enhanced-path="M 407 0  L 363 95  L 320 189  L 329 193  L 339 198  L 349 198  L 358 198  L 368 202  L 378 206  L 392 210  L 407 215  L 416 215  L 426 215  L 441 219  L 455 223  L 465 223  L 475 223  L 489 223  L 504 223  L 518 228  L 533 232  L 562 232  L 591 232  L 600 228  L 610 223  L 625 223  L 639 223  L 654 223  L 668 223  L 678 219  L 688 215  L 702 215  L 717 215  L 731 210  L 746 206  L 760 202  L 775 198  L 896 373  L 1017 549  L 1007 553  L 997 557  L 983 562  L 968 566  L 959 570  L 949 575  L 939 579  L 930 583  L 920 583  L 910 583  L 900 587  L 891 592  L 881 592  L 871 592  L 862 596  L 852 600  L 838 600  L 823 600  L 813 605  L 804 609  L 789 609  L 775 609  L 765 613  L 755 617  L 741 617  L 726 617  L 717 622  L 707 626  L 692 626  L 678 626  L 663 626  L 649 626  L 634 626  L 620 626  L 605 626  L 591 626  L 576 626  L 562 626  L 547 626  L 533 626  L 513 626  L 494 626  L 484 626  L 475 626  L 460 626  L 445 626  L 436 626  L 426 626  L 407 622  L 387 617  L 378 617  L 368 617  L 354 613  L 339 609  L 324 609  L 310 609  L 300 605  L 291 600  L 276 596  L 262 592  L 247 592  L 233 592  L 218 587  L 203 583  L 194 579  L 184 575  L 165 570  L 145 566  L 107 647  L 68 729  L 34 497  L 0 266  L 203 133  L 407 0  Z N"/></draw:custom-shape><draw:custom-shape draw:style-name="gr10" draw:text-style-name="P20" svg:width="1.906cm" svg:height="1.467cm" svg:x="1.434cm" svg:y="3.212cm"><text:p/><draw:enhanced-geometry svg:viewBox="0 0 1016 728" draw:type="non-primitive" draw:enhanced-path="M 406 0  L 319 189  L 339 197  L 358 197  L 377 206  L 406 214  L 426 214  L 455 223  L 474 223  L 503 223  L 532 231  L 590 231  L 610 223  L 639 223  L 668 223  L 687 214  L 716 214  L 745 206  L 774 197  L 1016 548  L 997 557  L 968 566  L 949 574  L 929 583  L 910 583  L 890 591  L 871 591  L 852 600  L 823 600  L 803 608  L 774 608  L 755 617  L 726 617  L 707 626  L 678 626  L 648 626  L 619 626  L 590 626  L 561 626  L 532 626  L 494 626  L 474 626  L 445 626  L 426 626  L 387 617  L 368 617  L 339 608  L 310 608  L 290 600  L 261 591  L 232 591  L 203 583  L 184 574  L 145 566  L 68 728  L 0 266  L 406 0  Z N"/></draw:custom-shape><draw:custom-shape draw:style-name="gr5" draw:text-style-name="P20" svg:width="1.669cm" svg:height="1.588cm" svg:x="2.813cm" svg:y="2.937cm"><text:p/><draw:enhanced-geometry svg:viewBox="0 0 890 788" draw:type="non-primitive" draw:enhanced-path="M 890 171  L 885 180  L 880 188  L 876 193  L 871 197  L 866 206  L 861 214  L 856 223  L 851 231  L 847 236  L 842 240  L 837 248  L 832 257  L 827 266  L 822 274  L 818 283  L 813 291  L 808 300  L 803 308  L 793 317  L 784 326  L 779 330  L 774 334  L 769 343  L 764 351  L 755 360  L 745 368  L 740 377  L 735 386  L 726 394  L 716 403  L 711 411  L 706 420  L 697 424  L 687 428  L 677 437  L 668 446  L 663 454  L 658 463  L 648 467  L 638 471  L 629 480  L 619 488  L 614 493  L 609 497  L 600 505  L 590 514  L 580 518  L 571 523  L 561 531  L 551 540  L 542 544  L 532 548  L 522 557  L 513 565  L 503 574  L 493 583  L 484 587  L 474 591  L 459 600  L 445 608  L 435 613  L 426 617  L 411 625  L 396 634  L 459 711  L 522 788  L 280 690  L 38 591  L 19 398  L 0 206  L 48 261  L 96 317  L 111 313  L 125 308  L 135 300  L 145 291  L 159 287  L 174 283  L 188 274  L 203 266  L 217 257  L 232 248  L 246 240  L 261 231  L 275 223  L 290 214  L 300 206  L 309 197  L 319 188  L 329 180  L 338 167  L 348 154  L 358 146  L 367 137  L 377 128  L 387 120  L 396 107  L 406 94  L 416 86  L 426 77  L 435 64  L 445 51  L 450 43  L 455 34  L 459 26  L 464 17  L 469 8  L 474 0  L 682 86  L 890 171  Z N"/></draw:custom-shape><draw:custom-shape draw:style-name="gr5" draw:text-style-name="P20" svg:width="1.669cm" svg:height="1.588cm" svg:x="2.813cm" svg:y="2.937cm"><text:p/><draw:enhanced-geometry svg:viewBox="0 0 890 788" draw:type="non-primitive" draw:enhanced-path="M 890 171  L 880 188  L 871 197  L 861 214  L 851 231  L 842 240  L 832 257  L 822 274  L 813 291  L 803 308  L 784 326  L 774 334  L 764 351  L 745 368  L 735 386  L 716 403  L 706 420  L 687 428  L 668 446  L 658 463  L 638 471  L 619 488  L 609 497  L 590 514  L 571 523  L 551 540  L 532 548  L 513 565  L 493 583  L 474 591  L 445 608  L 426 617  L 396 634  L 522 788  L 38 591  L 0 206  L 96 317  L 125 308  L 145 291  L 174 283  L 203 266  L 232 248  L 261 231  L 290 214  L 309 197  L 329 180  L 348 154  L 367 137  L 387 120  L 406 94  L 426 77  L 445 51  L 455 34  L 464 17  L 474 0  L 890 171  Z N"/></draw:custom-shape><draw:custom-shape draw:style-name="gr6" draw:text-style-name="P20" svg:width="1.669cm" svg:height="1.59cm" svg:x="2.796cm" svg:y="2.917cm"><text:p/><draw:enhanced-geometry svg:viewBox="0 0 890 789" draw:type="non-primitive" draw:enhanced-path="M 890 172  L 886 180  L 881 189  L 876 193  L 871 197  L 866 206  L 861 215  L 857 223  L 852 232  L 847 236  L 842 240  L 837 249  L 832 257  L 828 266  L 823 275  L 818 283  L 813 292  L 808 300  L 803 309  L 794 317  L 784 326  L 779 330  L 774 335  L 769 343  L 765 352  L 755 360  L 745 369  L 740 377  L 736 386  L 726 395  L 716 403  L 711 412  L 707 420  L 697 425  L 687 429  L 678 437  L 668 446  L 663 455  L 658 463  L 648 467  L 639 472  L 629 480  L 619 489  L 615 493  L 610 497  L 600 506  L 590 514  L 581 519  L 571 523  L 561 532  L 552 540  L 542 544  L 532 549  L 523 557  L 513 566  L 503 574  L 494 583  L 484 587  L 474 592  L 460 600  L 445 609  L 436 613  L 426 617  L 411 626  L 397 634  L 460 712  L 523 789  L 281 690  L 39 592  L 19 399  L 0 206  L 48 262  L 97 317  L 111 313  L 126 309  L 135 300  L 145 292  L 160 287  L 174 283  L 189 275  L 203 266  L 218 257  L 232 249  L 247 240  L 261 232  L 276 223  L 290 215  L 300 206  L 310 197  L 319 189  L 329 180  L 339 167  L 348 155  L 358 146  L 368 137  L 377 129  L 387 120  L 397 107  L 406 95  L 416 86  L 426 77  L 436 65  L 445 52  L 450 43  L 455 35  L 460 26  L 465 17  L 469 9  L 474 0  L 682 86  L 890 172  Z N"/></draw:custom-shape><draw:custom-shape draw:style-name="gr11" draw:text-style-name="P20" svg:width="1.669cm" svg:height="1.588cm" svg:x="2.813cm" svg:y="2.937cm"><text:p/><draw:enhanced-geometry svg:viewBox="0 0 890 788" draw:type="non-primitive" draw:enhanced-path="M 890 171  L 880 188  L 871 197  L 861 214  L 851 231  L 842 240  L 832 257  L 822 274  L 813 291  L 803 308  L 784 326  L 774 334  L 764 351  L 745 368  L 735 386  L 716 403  L 706 420  L 687 428  L 668 446  L 658 463  L 638 471  L 619 488  L 609 497  L 590 514  L 571 523  L 551 540  L 532 548  L 513 565  L 493 583  L 474 591  L 445 608  L 426 617  L 396 634  L 522 788  L 38 591  L 0 206  L 96 317  L 125 308  L 145 291  L 174 283  L 203 266  L 232 248  L 261 231  L 290 214  L 309 197  L 329 180  L 348 154  L 367 137  L 387 120  L 406 94  L 426 77  L 445 51  L 455 34  L 464 17  L 474 0  L 890 171  Z N"/></draw:custom-shape><draw:custom-shape draw:style-name="gr5" draw:text-style-name="P20" svg:width="1.525cm" svg:height="1.848cm" svg:x="3.378cm" svg:y="1.503cm"><text:p/><draw:enhanced-geometry svg:viewBox="0 0 813 917" draw:type="non-primitive" draw:enhanced-path="M 0 582  L 101 617  L 203 651  L 208 642  L 213 634  L 217 621  L 222 608  L 222 599  L 222 591  L 227 582  L 232 574  L 237 561  L 242 548  L 242 535  L 242 522  L 247 514  L 251 505  L 251 492  L 251 479  L 251 471  L 251 462  L 251 449  L 251 437  L 251 411  L 251 385  L 251 372  L 251 360  L 251 351  L 251 342  L 251 330  L 251 317  L 247 304  L 242 291  L 242 282  L 242 274  L 237 261  L 232 248  L 227 235  L 222 222  L 421 111  L 619 0  L 624 12  L 629 25  L 634 34  L 639 42  L 643 51  L 648 60  L 653 72  L 658 85  L 658 94  L 658 102  L 663 111  L 668 120  L 668 128  L 668 137  L 672 145  L 677 154  L 677 162  L 677 171  L 682 184  L 687 197  L 687 205  L 687 214  L 692 227  L 697 240  L 697 248  L 697 257  L 701 270  L 706 282  L 706 295  L 706 308  L 706 321  L 706 334  L 706 347  L 706 360  L 706 368  L 706 377  L 706 390  L 706 402  L 706 420  L 706 437  L 706 449  L 706 462  L 706 475  L 706 488  L 706 497  L 706 505  L 706 518  L 706 531  L 701 544  L 697 557  L 697 569  L 697 582  L 692 595  L 687 608  L 687 621  L 687 634  L 682 642  L 677 651  L 672 664  L 668 677  L 668 689  L 668 702  L 663 711  L 658 719  L 653 732  L 648 745  L 643 762  L 639 779  L 634 792  L 629 805  L 721 839  L 813 874  L 571 895  L 329 917  L 164 749  L 0 582  Z N"/></draw:custom-shape><draw:custom-shape draw:style-name="gr5" draw:text-style-name="P20" svg:width="1.525cm" svg:height="1.848cm" svg:x="3.378cm" svg:y="1.503cm"><text:p/><draw:enhanced-geometry svg:viewBox="0 0 813 917" draw:type="non-primitive" draw:enhanced-path="M 0 582  L 203 651  L 213 634  L 222 608  L 222 591  L 232 574  L 242 548  L 242 522  L 251 505  L 251 479  L 251 462  L 251 437  L 251 385  L 251 360  L 251 342  L 251 317  L 242 291  L 242 274  L 232 248  L 222 222  L 619 0  L 629 25  L 639 42  L 648 60  L 658 85  L 658 102  L 668 120  L 668 137  L 677 154  L 677 171  L 687 197  L 687 214  L 697 240  L 697 257  L 706 282  L 706 308  L 706 334  L 706 360  L 706 377  L 706 402  L 706 437  L 706 462  L 706 488  L 706 505  L 706 531  L 697 557  L 697 582  L 687 608  L 687 634  L 677 651  L 668 677  L 668 702  L 658 719  L 648 745  L 639 779  L 629 805  L 813 874  L 329 917  L 0 582  Z N"/></draw:custom-shape><draw:custom-shape draw:style-name="gr6" draw:text-style-name="P20" svg:width="1.525cm" svg:height="1.848cm" svg:x="3.358cm" svg:y="1.485cm"><text:p/><draw:enhanced-geometry svg:viewBox="0 0 813 917" draw:type="non-primitive" draw:enhanced-path="M 0 583  L 102 617  L 203 651  L 208 643  L 213 634  L 218 621  L 223 608  L 223 600  L 223 591  L 227 583  L 232 574  L 237 561  L 242 548  L 242 536  L 242 523  L 247 514  L 252 506  L 252 493  L 252 480  L 252 471  L 252 463  L 252 450  L 252 437  L 252 411  L 252 386  L 252 373  L 252 360  L 252 351  L 252 343  L 252 330  L 252 317  L 247 304  L 242 291  L 242 283  L 242 274  L 237 261  L 232 249  L 227 236  L 223 223  L 421 111  L 620 0  L 624 13  L 629 26  L 634 34  L 639 43  L 644 51  L 649 60  L 653 73  L 658 86  L 658 94  L 658 103  L 663 111  L 668 120  L 668 129  L 668 137  L 673 146  L 678 154  L 678 163  L 678 171  L 682 184  L 687 197  L 687 206  L 687 214  L 692 227  L 697 240  L 697 249  L 697 257  L 702 270  L 707 283  L 707 296  L 707 309  L 707 321  L 707 334  L 707 347  L 707 360  L 707 369  L 707 377  L 707 390  L 707 403  L 707 420  L 707 437  L 707 450  L 707 463  L 707 476  L 707 488  L 707 497  L 707 506  L 707 518  L 707 531  L 702 544  L 697 557  L 697 570  L 697 583  L 692 596  L 687 608  L 687 621  L 687 634  L 682 643  L 678 651  L 673 664  L 668 677  L 668 690  L 668 703  L 663 711  L 658 720  L 653 733  L 649 746  L 644 763  L 639 780  L 634 793  L 629 806  L 721 840  L 813 874  L 571 896  L 329 917  L 165 750  L 0 583  Z N"/></draw:custom-shape><draw:custom-shape draw:style-name="gr12" draw:text-style-name="P20" svg:width="1.525cm" svg:height="1.848cm" svg:x="3.378cm" svg:y="1.503cm"><text:p/><draw:enhanced-geometry svg:viewBox="0 0 813 917" draw:type="non-primitive" draw:enhanced-path="M 0 582  L 203 651  L 213 634  L 222 608  L 222 591  L 232 574  L 242 548  L 242 522  L 251 505  L 251 479  L 251 462  L 251 437  L 251 385  L 251 360  L 251 342  L 251 317  L 242 291  L 242 274  L 232 248  L 222 222  L 619 0  L 629 25  L 639 42  L 648 60  L 658 85  L 658 102  L 668 120  L 668 137  L 677 154  L 677 171  L 687 197  L 687 214  L 697 240  L 697 257  L 706 282  L 706 308  L 706 334  L 706 360  L 706 377  L 706 402  L 706 437  L 706 462  L 706 488  L 706 505  L 706 531  L 697 557  L 697 582  L 687 608  L 687 634  L 677 651  L 668 677  L 668 702  L 658 719  L 648 745  L 639 779  L 629 805  L 813 874  L 329 917  L 0 582  Z N"/></draw:custom-shape><draw:custom-shape draw:style-name="gr5" draw:text-style-name="P20" svg:width="1.796cm" svg:height="1.641cm" svg:x="3.087cm" svg:y="0.43cm"><text:p/><draw:enhanced-geometry svg:viewBox="0 0 958 814" draw:type="non-primitive" draw:enhanced-path="M 193 0  L 203 5  L 213 9  L 222 13  L 232 17  L 242 22  L 251 26  L 256 30  L 261 35  L 271 39  L 281 43  L 290 47  L 300 52  L 305 56  L 310 60  L 319 65  L 329 69  L 339 73  L 348 77  L 358 86  L 368 95  L 377 99  L 387 103  L 392 107  L 397 112  L 406 120  L 416 129  L 426 133  L 435 137  L 445 146  L 455 155  L 464 159  L 474 163  L 484 172  L 493 180  L 503 189  L 513 197  L 518 202  L 523 206  L 532 214  L 542 223  L 552 232  L 561 240  L 566 244  L 571 249  L 576 257  L 581 266  L 590 274  L 600 283  L 610 292  L 619 300  L 624 309  L 629 317  L 634 326  L 639 334  L 648 343  L 658 352  L 668 360  L 677 369  L 682 382  L 687 394  L 697 403  L 706 412  L 711 424  L 716 437  L 726 446  L 735 454  L 740 467  L 745 480  L 750 489  L 755 497  L 760 506  L 765 514  L 769 523  L 774 532  L 866 497  L 958 463  L 813 639  L 668 814  L 402 784  L 135 754  L 242 716  L 348 677  L 343 669  L 339 660  L 329 647  L 319 634  L 310 622  L 300 609  L 290 596  L 281 583  L 271 570  L 261 557  L 251 549  L 242 540  L 232 527  L 222 514  L 213 506  L 203 497  L 193 489  L 184 480  L 169 472  L 155 463  L 145 454  L 135 446  L 126 437  L 116 429  L 101 420  L 87 412  L 77 407  L 68 403  L 53 394  L 39 386  L 29 382  L 19 377  L 9 373  L 0 369  L 97 184  L 193 0  Z N"/></draw:custom-shape><draw:custom-shape draw:style-name="gr5" draw:text-style-name="P20" svg:width="1.796cm" svg:height="1.641cm" svg:x="3.087cm" svg:y="0.43cm"><text:p/><draw:enhanced-geometry svg:viewBox="0 0 958 814" draw:type="non-primitive" draw:enhanced-path="M 193 0  L 213 9  L 232 17  L 251 26  L 261 35  L 281 43  L 300 52  L 310 60  L 329 69  L 348 77  L 368 95  L 387 103  L 397 112  L 416 129  L 435 137  L 455 155  L 474 163  L 493 180  L 513 197  L 523 206  L 542 223  L 561 240  L 571 249  L 581 266  L 600 283  L 619 300  L 629 317  L 639 334  L 658 352  L 677 369  L 687 394  L 706 412  L 716 437  L 735 454  L 745 480  L 755 497  L 765 514  L 774 532  L 958 463  L 668 814  L 135 754  L 348 677  L 339 660  L 319 634  L 300 609  L 281 583  L 261 557  L 242 540  L 222 514  L 203 497  L 184 480  L 155 463  L 135 446  L 116 429  L 87 412  L 68 403  L 39 386  L 19 377  L 0 369  L 193 0  Z N"/></draw:custom-shape><draw:custom-shape draw:style-name="gr6" draw:text-style-name="P20" svg:width="1.796cm" svg:height="1.639cm" svg:x="3.067cm" svg:y="0.415cm"><text:p/><draw:enhanced-geometry svg:viewBox="0 0 958 814" draw:type="non-primitive" draw:enhanced-path="M 194 0  L 203 4  L 213 8  L 223 13  L 232 17  L 242 21  L 252 25  L 257 30  L 261 34  L 271 38  L 281 43  L 291 47  L 300 51  L 305 55  L 310 60  L 320 64  L 329 68  L 339 73  L 349 77  L 358 85  L 368 94  L 378 98  L 387 103  L 392 107  L 397 111  L 407 120  L 416 128  L 426 133  L 436 137  L 445 145  L 455 154  L 465 158  L 474 163  L 484 171  L 494 180  L 503 188  L 513 197  L 518 201  L 523 205  L 533 214  L 542 222  L 552 231  L 562 240  L 566 244  L 571 248  L 576 257  L 581 265  L 591 274  L 600 282  L 610 291  L 620 300  L 624 308  L 629 317  L 634 325  L 639 334  L 649 342  L 658 351  L 668 360  L 678 368  L 683 381  L 687 394  L 697 402  L 707 411  L 712 424  L 716 437  L 726 445  L 736 454  L 741 467  L 745 480  L 750 488  L 755 497  L 760 505  L 765 514  L 770 522  L 775 531  L 866 497  L 958 462  L 813 638  L 668 814  L 402 784  L 136 754  L 242 715  L 349 677  L 344 668  L 339 660  L 329 647  L 320 634  L 310 621  L 300 608  L 291 595  L 281 582  L 271 570  L 261 557  L 252 548  L 242 540  L 232 527  L 223 514  L 213 505  L 203 497  L 194 488  L 184 480  L 170 471  L 155 462  L 145 454  L 136 445  L 126 437  L 116 428  L 102 420  L 87 411  L 78 407  L 68 402  L 53 394  L 39 385  L 29 381  L 19 377  L 10 372  L 0 368  L 97 184  L 194 0  Z N"/></draw:custom-shape><draw:custom-shape draw:style-name="gr9" draw:text-style-name="P20" svg:width="1.796cm" svg:height="1.641cm" svg:x="3.087cm" svg:y="0.43cm"><text:p/><draw:enhanced-geometry svg:viewBox="0 0 958 814" draw:type="non-primitive" draw:enhanced-path="M 193 0  L 213 9  L 232 17  L 251 26  L 261 35  L 281 43  L 300 52  L 310 60  L 329 69  L 348 77  L 368 95  L 387 103  L 397 112  L 416 129  L 435 137  L 455 155  L 474 163  L 493 180  L 513 197  L 523 206  L 542 223  L 561 240  L 571 249  L 581 266  L 600 283  L 619 300  L 629 317  L 639 334  L 658 352  L 677 369  L 687 394  L 706 412  L 716 437  L 735 454  L 745 480  L 755 497  L 765 514  L 774 532  L 958 463  L 668 814  L 135 754  L 348 677  L 339 660  L 319 634  L 300 609  L 281 583  L 261 557  L 242 540  L 222 514  L 203 497  L 184 480  L 155 463  L 135 446  L 116 429  L 87 412  L 68 403  L 39 386  L 19 377  L 0 369  L 193 0  Z N"/></draw:custom-shape><draw:custom-shape draw:style-name="gr5" draw:text-style-name="P20" svg:width="1.724cm" svg:height="1.347cm" svg:x="1.833cm" svg:y="0.018cm"><text:p/><draw:enhanced-geometry svg:viewBox="0 0 919 668" draw:type="non-primitive" draw:enhanced-path="M 494 668  L 523 599  L 552 531  L 542 531  L 532 531  L 523 527  L 513 522  L 498 522  L 484 522  L 469 518  L 455 514  L 445 514  L 435 514  L 421 514  L 406 514  L 392 509  L 377 505  L 353 505  L 329 505  L 314 509  L 300 514  L 285 514  L 271 514  L 261 514  L 252 514  L 237 518  L 222 522  L 208 522  L 193 522  L 179 527  L 164 531  L 155 535  L 145 539  L 179 402  L 213 265  L 106 210  L 0 154  L 5 154  L 10 154  L 19 150  L 29 145  L 39 141  L 48 137  L 58 137  L 68 137  L 77 132  L 87 128  L 97 128  L 106 128  L 121 124  L 135 120  L 145 120  L 155 120  L 169 115  L 184 111  L 193 111  L 203 111  L 218 111  L 232 111  L 247 111  L 261 111  L 276 107  L 290 102  L 305 102  L 319 102  L 334 102  L 348 102  L 368 102  L 387 102  L 402 107  L 416 111  L 426 111  L 435 111  L 450 111  L 465 111  L 479 111  L 494 111  L 508 115  L 523 120  L 532 120  L 542 120  L 556 124  L 571 128  L 586 128  L 600 128  L 615 132  L 629 137  L 644 141  L 658 145  L 668 145  L 677 145  L 692 150  L 707 154  L 721 158  L 736 162  L 774 81  L 813 0  L 866 227  L 919 454  L 707 561  L 494 668  Z N"/></draw:custom-shape><draw:custom-shape draw:style-name="gr5" draw:text-style-name="P20" svg:width="1.724cm" svg:height="1.347cm" svg:x="1.833cm" svg:y="0.018cm"><text:p/><draw:enhanced-geometry svg:viewBox="0 0 919 668" draw:type="non-primitive" draw:enhanced-path="M 494 668  L 552 531  L 532 531  L 513 522  L 484 522  L 455 514  L 435 514  L 406 514  L 377 505  L 329 505  L 300 514  L 271 514  L 252 514  L 222 522  L 193 522  L 164 531  L 145 539  L 213 265  L 0 154  L 10 154  L 29 145  L 48 137  L 68 137  L 87 128  L 106 128  L 135 120  L 155 120  L 184 111  L 203 111  L 232 111  L 261 111  L 290 102  L 319 102  L 348 102  L 387 102  L 416 111  L 435 111  L 465 111  L 494 111  L 523 120  L 542 120  L 571 128  L 600 128  L 629 137  L 658 145  L 677 145  L 707 154  L 736 162  L 813 0  L 919 454  L 494 668  Z N"/></draw:custom-shape><draw:custom-shape draw:style-name="gr6" draw:text-style-name="P20" svg:width="1.726cm" svg:height="1.347cm" svg:x="1.815cm" svg:y="0cm"><text:p/><draw:enhanced-geometry svg:viewBox="0 0 920 668" draw:type="non-primitive" draw:enhanced-path="M 494 668  L 523 600  L 552 531  L 542 531  L 533 531  L 523 527  L 513 523  L 499 523  L 484 523  L 470 518  L 455 514  L 445 514  L 436 514  L 421 514  L 407 514  L 392 510  L 378 506  L 354 506  L 329 506  L 315 510  L 300 514  L 286 514  L 271 514  L 262 514  L 252 514  L 237 518  L 223 523  L 208 523  L 194 523  L 179 527  L 165 531  L 155 536  L 145 540  L 179 403  L 213 266  L 107 210  L 0 154  L 5 154  L 10 154  L 20 150  L 29 146  L 39 141  L 49 137  L 58 137  L 68 137  L 78 133  L 87 129  L 97 129  L 107 129  L 121 124  L 136 120  L 145 120  L 155 120  L 170 116  L 184 111  L 194 111  L 203 111  L 218 111  L 232 111  L 247 111  L 262 111  L 276 107  L 291 103  L 305 103  L 320 103  L 334 103  L 349 103  L 368 103  L 387 103  L 402 107  L 416 111  L 426 111  L 436 111  L 450 111  L 465 111  L 479 111  L 494 111  L 508 116  L 523 120  L 533 120  L 542 120  L 557 124  L 571 129  L 586 129  L 600 129  L 615 133  L 629 137  L 644 141  L 658 146  L 668 146  L 678 146  L 692 150  L 707 154  L 721 159  L 736 163  L 775 81  L 813 0  L 867 227  L 920 454  L 707 561  L 494 668  Z N"/></draw:custom-shape><draw:custom-shape draw:style-name="gr13" draw:text-style-name="P20" svg:width="1.724cm" svg:height="1.347cm" svg:x="1.833cm" svg:y="0.018cm"><text:p/><draw:enhanced-geometry svg:viewBox="0 0 919 668" draw:type="non-primitive" draw:enhanced-path="M 494 668  L 552 531  L 532 531  L 513 522  L 484 522  L 455 514  L 435 514  L 406 514  L 377 505  L 329 505  L 300 514  L 271 514  L 252 514  L 222 522  L 193 522  L 164 531  L 145 539  L 213 265  L 0 154  L 10 154  L 29 145  L 48 137  L 68 137  L 87 128  L 106 128  L 135 120  L 155 120  L 184 111  L 203 111  L 232 111  L 261 111  L 290 102  L 319 102  L 348 102  L 387 102  L 416 111  L 435 111  L 465 111  L 494 111  L 523 120  L 542 120  L 571 128  L 600 128  L 629 137  L 658 145  L 677 145  L 707 154  L 736 162  L 813 0  L 919 454  L 494 668  Z N"/></draw:custom-shape></draw:g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pan text:style-name="T3">Lab 2: Writing a Project Narrative</text:span></text:p>
      <text:p text:style-name="P4"/>
      <text:p text:style-name="P4"/>
      <text:p text:style-name="P15"><text:span text:style-name="T1">Project Title:</text:span> Online Code Editor with Live Preview</text:p>
      <text:p text:style-name="Standard"/>
      <text:p text:style-name="P11">Project Summary and Overall Approach: </text:p>
      <text:p text:style-name="P4"/>
      <text:p text:style-name="P4">The Online Code Editor is a web-based platform aimed at providing users with an interactive and real-time coding experience. This project not only allows users to write, edit, and execute code in real-time but also provides a live preview of the code output. The website <text:s/>is designed to be fully responsive and <text:s/>users have the flexibility to customize the editor's theme, providing versatility and responsiveness to the online coding experience</text:p>
      <text:p text:style-name="P4"/>
      <text:p text:style-name="P11">Responsibility of Team Memebers:</text:p>
      <text:p text:style-name="P11"/>
      <text:p text:style-name="P11">Member 1:- <text:s/>User Experience Researcher and Requirements Analyst :</text:p>
      <text:p text:style-name="P11"/>
      <text:list xml:id="list4866938131652795716" text:style-name="L1">
        <text:list-item>
          <text:p text:style-name="P7">Engages with stakeholders, including developers, students, and coding enthusiasts, to understand their needs and preferences.</text:p>
          <text:p text:style-name="P7"/>
        </text:list-item>
        <text:list-item>
          <text:p text:style-name="P7">Conducts user surveys and usability studies to gather insights into user expectations.</text:p>
          <text:p text:style-name="P7"/>
        </text:list-item>
        <text:list-item>
          <text:p text:style-name="P7">Analyzes requirements and prepares a well-defined requirement set</text:p>
          <text:p text:style-name="P7"/>
        </text:list-item>
      </text:list>
      <text:p text:style-name="P11">Member 2:- <text:s/>System Architect and Modeling Specialist :</text:p>
      <text:p text:style-name="P11"/>
      <text:list xml:id="list2817058239692094952" text:style-name="L2">
        <text:list-item>
          <text:p text:style-name="P8">Translates the gathered requirements into modeling diagrams and system architecture</text:p>
          <text:p text:style-name="P8"/>
        </text:list-item>
        <text:list-item>
          <text:p text:style-name="P8">Creates detailed UML diagrams, including use case diagrams, class diagrams, and sequence diagrams</text:p>
        </text:list-item>
      </text:list>
      <text:p text:style-name="P4"/>
      <text:list xml:id="list30389535" text:continue-numbering="true" text:style-name="L2">
        <text:list-item>
          <text:p text:style-name="P8">Collaborates with Member 1 to ensure that the system architecture aligns with user needs.</text:p>
          <text:p text:style-name="P8"/>
        </text:list-item>
        <text:list-item>
          <text:p text:style-name="P8">Provides technical guidance and documentation for the construction team</text:p>
          <text:p text:style-name="P14"/>
        </text:list-item>
      </text:list>
      <text:p text:style-name="P4"><text:span text:style-name="T1">Member 3:- <text:s/>Web Developer :</text:span></text:p>
      <text:p text:style-name="P4"><text:span text:style-name="T1"/></text:p>
      <text:list xml:id="list3645327913206568935" text:style-name="L4">
        <text:list-item>
          <text:p text:style-name="P9">Starts the construction phase, focusing on frontend development using HTML, CSS, and JavaScript.</text:p>
          <text:p text:style-name="P9"/>
        </text:list-item>
        <text:list-item>
          <text:p text:style-name="P9">Integrates the CodeMirror library into the code editor to enhance the user's coding experience</text:p>
          <text:p text:style-name="P9"/>
        </text:list-item>
        <text:list-item>
          <text:p text:style-name="P9"><text:soft-page-break/>Implements responsive design principles to ensure a seamless experience across different devices</text:p>
          <text:p text:style-name="P9"/>
        </text:list-item>
        <text:list-item>
          <text:p text:style-name="P9">Collaborates with Member 2 to ensure that the implemented features align with the system architecture.</text:p>
        </text:list-item>
      </text:list>
      <text:p text:style-name="P17"/>
      <text:p text:style-name="P11">Member 4:- <text:s/>Quality Assurance Engineer and Deployment Specialist :</text:p>
      <text:p text:style-name="P11"/>
      <text:list xml:id="list3952687346912552887" text:style-name="L5">
        <text:list-item>
          <text:p text:style-name="P10">Perform the verification, validation, and deployment activity</text:p>
          <text:p text:style-name="P10"/>
        </text:list-item>
        <text:list-item>
          <text:p text:style-name="P10">Develops and executes test cases to ensure the functionality, security, and stability of the code editor.</text:p>
          <text:p text:style-name="P10"/>
        </text:list-item>
        <text:list-item>
          <text:p text:style-name="P10">Coordinates with the frontend developr (Member 3) to identify and address any bugs or issues.</text:p>
          <text:p text:style-name="P10"/>
        </text:list-item>
        <text:list-item>
          <text:p text:style-name="P10">Manages the deployment process, ensuring a smooth transition from development to production.</text:p>
        </text:list-item>
      </text:list>
      <text:p text:style-name="P4"/>
      <text:p text:style-name="P12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Courier New" svg:font-family="'Courier New'" style:font-family-generic="modern"/>
    <style:font-face style:name="Arial2" svg:font-family="Arial" style:font-family-generic="swiss"/>
    <style:font-face style:name="Cascadia Mono ExtraLight" svg:font-family="'Cascadia Mono ExtraLight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008000000080D55B567.png" xlink:type="simple" xlink:show="embed" xlink:actuate="onLoad"/>
    <draw:fill-image draw:name="Bitmape_20_2" draw:display-name="Bitmape 2" xlink:href="Pictures/100000000000000800000008745ADEE3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color="#000000"/>
    </style:style>
    <style:style style:name="Title_20_3" style:display-name="Title 3" style:family="paragraph" style:parent-style-name="Standard" style:list-style-name="WW8Num5">
      <style:text-properties fo:font-weight="bold" style:font-weight-asian="bold" style:font-weight-complex="bold"/>
    </style:style>
    <style:style style:name="Title_20_2" style:display-name="Title 2" style:family="paragraph" style:parent-style-name="Heading_20_2" style:default-outline-level="2">
      <style:paragraph-properties fo:margin-top="0cm" fo:margin-bottom="0cm"/>
      <style:text-properties style:font-name="Times New Roman" fo:font-size="12pt" fo:font-style="normal" style:font-size-asian="12pt" style:font-style-asian="normal" style:font-name-complex="Times New Roman" style:font-size-complex="12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Times New Roman" style:font-name-complex="Times New Roman"/>
    </style:style>
    <style:style style:name="WW8Num4z0" style:family="text">
      <style:text-properties style:font-name="Times New Roman" style:font-name-asian="Times New Roman" style:font-name-complex="Times New Roman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style:font-name-complex="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/>
    <style:style style:name="WW8Num17z2" style:family="text">
      <style:text-properties style:font-name="Symbol" style:font-name-complex="Symbol"/>
    </style:style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style:font-name-complex="Symbol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>
      <style:text-properties style:font-name="Times New Roman" style:font-name-asian="Times New Roman" style:font-name-complex="Times New Roman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weight="bold" style:font-weight-asian="bold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style:font-name-asian="Times New Roman" style:font-name-complex="Times New Roman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Courier New" style:font-name-complex="Courier New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Times New Roman" style:font-name-asian="Times New Roman" style:font-name-complex="Times New Roman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style:font-name-complex="Symbol"/>
    </style:style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Times New Roman" style:font-name-complex="Times New Roman"/>
    </style:style>
    <style:style style:name="WW8Num31z0" style:family="text">
      <style:text-properties style:font-name="Symbol" style:font-name-complex="Symbol"/>
    </style:style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/>
    <style:style style:name="WW8Num35z1" style:family="text">
      <style:text-properties style:font-name="Symbol" style:font-name-complex="Symbol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Wingdings" style:font-name-complex="Wingdings"/>
    </style:style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weight="bold" style:font-weight-asian="bold" style:font-weight-complex="bold"/>
    </style:style>
    <style:style style:name="WW8Num38z1" style:family="text">
      <style:text-properties style:font-name="Times New Roman" style:font-name-asian="Times New Roman" style:font-name-complex="Times New Roman"/>
    </style:style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Times New Roman" style:font-name-asian="Times New Roman" style:font-name-complex="Times New Roman"/>
    </style:style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fo:font-weight="bold" style:font-weight-asian="bold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>
      <style:text-properties style:font-name="Wingdings" style:font-name-complex="Wingdings"/>
    </style:style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49z1" style:family="text">
      <style:text-properties style:font-name="Courier New" style:font-name-complex="Courier New"/>
    </style:style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style:font-name="Symbol" style:font-name-complex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 style:font-name-complex="Wingdings"/>
    </style:style>
    <style:style style:name="WW8Num55z0" style:family="text">
      <style:text-properties fo:font-weight="bold" style:font-weight-asian="bold"/>
    </style:style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>
      <style:text-properties style:font-name="Times New Roman" style:font-name-asian="Times New Roman" style:font-name-complex="Times New Roman"/>
    </style:style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fo:font-weight="normal" style:font-weight-asian="normal"/>
    </style:style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/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59z4" style:family="text">
      <style:text-properties style:font-name="Courier New" style:font-name-complex="Courier New"/>
    </style:style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>
      <style:text-properties style:font-name="Symbol" style:font-name-complex="Symbol"/>
    </style:style>
    <style:style style:name="WW8Num62z1" style:family="text"/>
    <style:style style:name="WW8Num62z2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font-name="Times New Roman" style:font-name-asian="Times New Roman" style:font-name-complex="Times New Roman"/>
    </style:style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>
      <style:text-properties style:font-name="Courier New" style:font-name-complex="Courier New"/>
    </style:style>
    <style:style style:name="WW8Num64z2" style:family="text">
      <style:text-properties style:font-name="Wingdings" style:font-name-complex="Wingdings"/>
    </style:style>
    <style:style style:name="WW8Num64z3" style:family="text">
      <style:text-properties style:font-name="Symbol" style:font-name-complex="Symbol"/>
    </style:style>
    <style:style style:name="WW8Num65z0" style:family="text">
      <style:text-properties style:font-name="Times New Roman" style:font-name-asian="Times New Roman" style:font-name-complex="Times New Roman"/>
    </style:style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>
      <style:text-properties style:font-name="Times New Roman" style:font-name-asian="Times New Roman" style:font-name-complex="Times New Roman"/>
    </style:style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Times New Roman" style:font-name-asian="Times New Roman" style:font-name-complex="Times New Roman"/>
    </style:style>
    <style:style style:name="WW8Num68z1" style:family="text"/>
    <style:style style:name="WW8Num68z2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>
      <style:text-properties style:font-name="Symbol" style:font-name-complex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 style:font-name-complex="Wingdings"/>
    </style:style>
    <style:style style:name="WW8Num70z0" style:family="text"/>
    <style:style style:name="WW8Num70z1" style:family="text">
      <style:text-properties style:font-name="Times New Roman" style:font-name-asian="Times New Roman" style:font-name-complex="Times New Roman"/>
    </style:style>
    <style:style style:name="WW8Num70z2" style:family="text"/>
    <style:style style:name="WW8Num70z3" style:family="text"/>
    <style:style style:name="WW8Num70z4" style:family="text"/>
    <style:style style:name="WW8Num70z5" style:family="text"/>
    <style:style style:name="WW8Num70z6" style:family="text"/>
    <style:style style:name="WW8Num70z7" style:family="text"/>
    <style:style style:name="WW8Num70z8" style:family="text"/>
    <style:style style:name="WW8Num71z0" style:family="text">
      <style:text-properties style:font-name="Times New Roman" style:font-name-asian="Times New Roman" style:font-name-complex="Times New Roman"/>
    </style:style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>
      <style:text-properties style:font-name="Times New Roman" style:font-name-asian="Times New Roman" style:font-name-complex="Times New Roman"/>
    </style:style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35z0" style:num-prefix="2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2" text:style-name="WW8Num35z0" style:num-prefix="2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0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2.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2.3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7z2" style:num-suffix="." text:bullet-char="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Symbol"/>
      </text:list-level-style-bullet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prefix="3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0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0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0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0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0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0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0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0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prefix="2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bullet text:level="2" text:style-name="WW8Num3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8z1" style:num-prefix="3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prefix="2.4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44z1" style:num-suffix=".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WW8Num4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0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0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number text:level="1" text:style-name="WW8Num52z0" style:num-prefix="2.2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number text:level="1" text:style-name="WW8Num5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number text:level="1" text:style-name="WW8Num56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number text:level="1" text:style-name="WW8Num61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62z1" style:num-prefix="2.3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3" text:style-name="WW8Num62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2z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2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2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2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number text:level="1" text:style-name="WW8Num63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4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4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4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number text:level="1" text:style-name="WW8Num65z0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number text:level="1" text:style-name="WW8Num68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8z1" style:num-prefix="2.3." style:num-format="1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3" text:style-name="WW8Num6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8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WW8Num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0z1" style:num-prefix="2.3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0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70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70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70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70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70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70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number text:level="1" text:style-name="WW8Num71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number text:level="1" text:style-name="WW8Num72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27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CS 413: Lab Manual</dc:title>
    <meta:initial-creator>ashayeb</meta:initial-creator>
    <meta:creation-date>2006-02-28T11:20:00</meta:creation-date>
    <dc:creator>temp temp</dc:creator>
    <dc:date>2024-01-29T10:14:49.95</dc:date>
    <meta:print-date>2016-09-30T13:20:00</meta:print-date>
    <meta:editing-cycles>179</meta:editing-cycles>
    <meta:editing-duration>P1DT4H50M</meta:editing-duration>
    <meta:document-statistic meta:table-count="0" meta:image-count="0" meta:object-count="0" meta:page-count="3" meta:paragraph-count="26" meta:word-count="328" meta:character-count="2209"/>
    <meta:generator>OpenOffice/4.0.1$Win32 OpenOffice.org_project/401m5$Build-9714</meta:generator>
  </office:meta>
</office:document-meta>
</file>